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9.3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83cm" svg:height="1.185cm" svg:x="9.128cm" svg:y="10.057cm">
          <draw:text-box>
            <text:p><text:author-name text:fixed="true">Theodore Jasper Detweiler</text:author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1:48:21.870693216</meta:creation-date>
    <dc:date>2017-01-25T11:54:26.047045737</dc:date>
    <dc:creator>Theodore Jasper Detweiler</dc:creator>
    <meta:editing-duration>PT6M5S</meta:editing-duration>
    <meta:editing-cycles>1</meta:editing-cycles>
    <meta:generator>LibreOfficeDev/5.4.0.0.alpha0$Linux_X86_64 LibreOffice_project/7c817d73402583f1b077d31a695c565a53468887</meta:generator>
    <meta:document-statistic meta:object-count="24"/>
  </office:meta>
</office:document-meta>
</file>